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"/>
    <style:font-face style:name="HelveticaNeue-Bold" svg:font-family="HelveticaNeue-Bol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keep-with-next="always"/>
    </style:style>
    <style:style style:name="P2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</style:style>
    <style:style style:name="P4" style:family="paragraph" style:parent-style-name="Standard" style:master-page-name="PM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page-number="auto" fo:keep-with-next="always"/>
      <style:text-properties fo:color="#ee220b" loext:opacity="100%" style:font-name="HelveticaNeue-Bold" fo:font-size="16pt" fo:language="pl" fo:country="PL" fo:font-weight="bold" style:font-name-asian="HelveticaNeue-Bold" style:font-size-asian="16pt" style:font-weight-asian="bold" style:font-name-complex="HelveticaNeue-Bold" style:font-size-complex="16pt" style:font-weight-complex="bold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keep-with-next="always"/>
      <style:text-properties fo:color="#ee220b" loext:opacity="100%" style:font-name="HelveticaNeue-Bold" fo:font-size="16pt" fo:language="pl" fo:country="PL" fo:font-weight="bold" style:font-name-asian="HelveticaNeue-Bold" style:font-size-asian="16pt" style:font-weight-asian="bold" style:font-name-complex="HelveticaNeue-Bold" style:font-size-complex="16pt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Helvetica" fo:font-size="14pt" fo:language="pl" fo:country="PL" style:font-name-asian="Helvetica" style:font-size-asian="14pt" style:font-name-complex="Helvetica" style:font-size-complex="14pt"/>
    </style:style>
    <style:style style:name="T1" style:family="text">
      <style:text-properties fo:color="#ee220b" loext:opacity="100%" style:font-name="HelveticaNeue-Bold" fo:font-size="16pt" fo:language="pl" fo:country="PL" fo:font-weight="bold" style:font-name-asian="HelveticaNeue-Bold" style:font-size-asian="16pt" style:font-weight-asian="bold" style:font-name-complex="HelveticaNeue-Bold" style:font-size-complex="16pt" style:font-weight-complex="bold"/>
    </style:style>
    <style:style style:name="T2" style:family="text">
      <style:text-properties fo:color="#000000" loext:opacity="100%" style:font-name="Helvetica" fo:font-size="14pt" fo:font-weight="bold" style:font-name-asian="Helvetica" style:font-size-asian="14pt" style:font-weight-asian="bold" style:font-name-complex="Helvetica" style:font-size-complex="14pt" style:font-weight-complex="bold"/>
    </style:style>
    <style:style style:name="T3" style:family="text">
      <style:text-properties fo:color="#000000" loext:opacity="100%" style:font-name="Helvetica" fo:font-size="14pt" fo:language="pl" fo:country="PL" style:font-name-asian="Helvetica" style:font-size-asian="14pt" style:font-name-complex="Helvetica" style:font-size-complex="14pt"/>
    </style:style>
    <style:style style:name="T4" style:family="text">
      <style:text-properties fo:color="#000000" loext:opacity="100%" style:font-name="Helvetica" fo:font-size="14pt" fo:language="pl" fo:country="PL" officeooo:rsid="0015f4aa" style:font-name-asian="Helvetica" style:font-size-asian="14pt" style:font-name-complex="Helvetica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LI TOOLS</text:p>
      <text:p text:style-name="P2"/>
      <text:p text:style-name="P5">VITE</text:p>
      <text:p text:style-name="P3"><text:span text:style-name="T3">npm create vite@latest e_commerce_app_</text:span><text:span text:style-name="T4">frontend</text:span><text:span text:style-name="T3"> -- --template react-ts // react, angular …</text:span></text:p>
      <text:p text:style-name="P3"/>
      <text:p text:style-name="P6">cd my-vue-app</text:p>
      <text:p text:style-name="P6">npm install</text:p>
      <text:p text:style-name="P6">npm run dev</text:p>
      <text:p text:style-name="P6"/>
      <text:p text:style-name="P6">———————————————————————————-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"/>
    <style:font-face style:name="HelveticaNeue-Bold" svg:font-family="HelveticaNeue-Bol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3" draw:style-name="Mdp1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3-01-20T13:28:22.551318427</dc:date>
    <meta:editing-duration>PT4M38S</meta:editing-duration>
    <meta:editing-cycles>1</meta:editing-cycles>
    <meta:document-statistic meta:table-count="0" meta:image-count="0" meta:object-count="0" meta:page-count="1" meta:paragraph-count="7" meta:word-count="23" meta:character-count="165" meta:non-whitespace-character-count="150"/>
  </office:meta>
</office:document-meta>
</file>